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none" draw:fill-color="#ffffff" draw:auto-grow-width="true" fo:min-height="0.937cm" fo:min-width="3.016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4.74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937cm" fo:min-width="0.214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ext Fields</text:p>
          </draw:text-box>
        </draw:frame>
        <draw:frame draw:style-name="gr1" draw:text-style-name="P2" draw:layer="layout" svg:width="3.516cm" svg:height="1.187cm" svg:x="1.884cm" svg:y="4.013cm">
          <draw:text-box>
            <text:p><text:date style:data-style-name="D1" text:date-value="2021-01-12" text:fixed="true">12/01/21</text:date></text:p>
          </draw:text-box>
        </draw:frame>
        <draw:frame draw:style-name="gr2" draw:text-style-name="P2" draw:layer="layout" svg:width="5.246cm" svg:height="1.187cm" svg:x="6.754cm" svg:y="4.013cm">
          <draw:text-box>
            <text:p><text:page-number>&lt;number&gt;</text:page-number></text:p>
          </draw:text-box>
        </draw:frame>
        <draw:frame draw:style-name="gr3" draw:text-style-name="P2" draw:layer="layout" svg:width="1.271cm" svg:height="1.187cm" svg:x="10.329cm" svg:y="4.013cm">
          <draw:text-box>
            <text:p><text:page-count>2</text:page-count></text:p>
          </draw:text-box>
        </draw:frame>
        <draw:frame draw:style-name="gr4" draw:text-style-name="P2" draw:layer="layout" svg:width="0.714cm" svg:height="1.187cm" svg:x="13.619cm" svg:y="7.384cm">
          <draw:text-box>
            <text:p><text:author-name text:fixed="false"> </text:author-name></text:p>
          </draw:text-box>
        </draw:frame>
        <draw:frame draw:style-name="gr5" draw:text-style-name="P2" draw:layer="layout" svg:width="14.048cm" svg:height="1.187cm" svg:x="6.952cm" svg:y="7.384cm">
          <draw:text-box>
            <text:p><loext:page-name>&lt;slide-name&gt;</loext:page-name></text:p>
          </draw:text-box>
        </draw:frame>
        <draw:frame draw:style-name="gr1" draw:text-style-name="P2" draw:layer="layout" svg:width="3.516cm" svg:height="1.187cm" svg:x="14.4cm" svg:y="4.8cm">
          <draw:text-box>
            <text:p><text:date style:data-style-name="D1" text:date-value="2021-01-18">18/01/21</text:date></text:p>
          </draw:text-box>
        </draw:frame>
        <draw:frame draw:style-name="gr1" draw:text-style-name="P2" draw:layer="layout" svg:width="3.516cm" svg:height="1.187cm" svg:x="12.218cm" svg:y="7.384cm">
          <draw:text-box>
            <text:p><text:time style:data-style-name="T1" text:time-value="00:00:00">10:58:52</text:time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Hello" draw:style-name="dp1" draw:master-page-name="Default" presentation:presentation-page-layout-name="AL2T1" presentation:use-date-time-name="dtd1">
        <draw:frame presentation:style-name="pr3" draw:text-style-name="P1" draw:layer="layout" svg:width="25.199cm" svg:height="2.629cm" svg:x="1.4cm" svg:y="0.628cm" presentation:class="title">
          <draw:text-box>
            <text:p>Hello</text:p>
          </draw:text-box>
        </draw:frame>
        <draw:frame presentation:style-name="pr4" draw:text-style-name="P1" draw:layer="layout" svg:width="25.199cm" svg:height="7.915cm" svg:x="1.4cm" svg:y="3.685cm" presentation:class="outline" presentation:placeholder="true">
          <draw:text-box/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79cm" fo:min-width="3.016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937cm" fo:min-width="3.016cm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937cm" fo:min-width="6.9cm"/>
      <style:paragraph-properties style:writing-mode="lr-tb"/>
    </style:style>
    <style:style style:name="Mgr6" style:family="graphic" style:parent-style-name="standard">
      <style:graphic-properties draw:stroke="none" draw:fill="none" draw:fill-color="#ffffff" draw:auto-grow-width="true" fo:min-height="0.937cm" fo:min-width="4.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7.91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516cm" svg:height="1.229cm" svg:x="12cm" svg:y="11.771cm">
        <draw:text-box>
          <text:p><text:date style:data-style-name="D1" text:date-value="2021-01-18">18/01/21</text:date></text:p>
        </draw:text-box>
      </draw:frame>
      <draw:frame draw:style-name="Mgr4" draw:text-style-name="MP7" draw:layer="backgroundobjects" svg:width="3.516cm" svg:height="1.187cm" svg:x="3.4cm" svg:y="12.013cm">
        <draw:text-box>
          <text:p><text:time style:data-style-name="T1" text:time-value="00:00:00">10:58:51</text:time></text:p>
        </draw:text-box>
      </draw:frame>
      <draw:frame draw:style-name="Mgr5" draw:text-style-name="MP7" draw:layer="backgroundobjects" svg:width="7.4cm" svg:height="1.187cm" svg:x="17.8cm" svg:y="12.4cm">
        <draw:text-box>
          <text:p><loext:page-name>&lt;slide-name&gt;</loext:page-name></text:p>
        </draw:text-box>
      </draw:frame>
      <draw:frame draw:style-name="Mgr6" draw:text-style-name="MP7" draw:layer="backgroundobjects" svg:width="5.2cm" svg:height="1.187cm" svg:x="6.8cm" svg:y="13cm">
        <draw:text-box>
          <text:p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2T21:08:46.382895685</meta:creation-date>
    <dc:date>2021-01-18T10:58:51.617404234</dc:date>
    <meta:editing-duration>PT17H36M27S</meta:editing-duration>
    <meta:editing-cycles>12</meta:editing-cycles>
    <meta:generator>Collabora_OfficeDev/6.4.10.19$Linux_X86_64 LibreOffice_project/39b256e75620f4d83832ea17b948cb5fb5b5fd50</meta:generator>
    <meta:document-statistic meta:object-count="39"/>
  </office:meta>
</office:document-meta>
</file>